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, serif"/>
    <style:font-face style:name="Serif" svg:font-family="Serif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none"/>
    </style:style>
    <style:style style:name="Таблица2.B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0pt" fo:language="ru" fo:country="RU" officeooo:rsid="0006d9bd" officeooo:paragraph-rsid="0006d9bd" style:font-size-asian="10pt" style:font-size-complex="10pt"/>
    </style:style>
    <style:style style:name="P2" style:family="paragraph" style:parent-style-name="Text_20_body">
      <style:text-properties style:font-name="Times New Roman1" fo:font-size="14pt" fo:language="ru" fo:country="RU" fo:font-style="normal" fo:font-weight="bold" officeooo:rsid="000b216a" officeooo:paragraph-rsid="000b216a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Text_20_body">
      <style:paragraph-properties fo:line-height="0.882cm"/>
      <style:text-properties style:font-name="Times New Roman1" fo:font-size="14pt" fo:language="ru" fo:country="RU" fo:font-style="normal" fo:font-weight="bold" officeooo:rsid="000b216a" officeooo:paragraph-rsid="000b216a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Text_20_body">
      <style:text-properties style:font-name="Times New Roman1" fo:font-size="14pt" fo:language="ru" fo:country="RU" fo:font-weight="bold" officeooo:rsid="0062220c" officeooo:paragraph-rsid="0062220c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Times New Roman1" fo:font-size="14pt" fo:language="en" fo:country="US" fo:font-style="italic" fo:font-weight="bold" officeooo:rsid="000b605d" officeooo:paragraph-rsid="000b605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imes New Roman1" fo:font-size="13pt" fo:language="en" fo:country="US" fo:font-style="normal" fo:font-weight="bold" officeooo:rsid="0074541a" officeooo:paragraph-rsid="0074541a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Text_20_body">
      <style:paragraph-properties fo:line-height="0.882cm"/>
      <style:text-properties style:font-name="Liberation Serif" fo:font-size="14pt" fo:language="en" fo:country="US" fo:font-weight="normal" officeooo:rsid="0072ee56" officeooo:paragraph-rsid="0072ee56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line-height="0.882cm"/>
      <style:text-properties style:font-name="Liberation Serif" fo:font-size="14pt" fo:language="ru" fo:country="RU" fo:font-weight="bold" officeooo:rsid="00760863" officeooo:paragraph-rsid="00760863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3pt" fo:letter-spacing="normal" fo:language="en" fo:country="US" fo:font-style="normal" fo:font-weight="bold" officeooo:rsid="0074541a" officeooo:paragraph-rsid="0074541a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line-height="0.529cm" fo:text-align="center" style:justify-single-word="false" fo:orphans="0" fo:widows="0" style:text-autospace="none"/>
      <style:text-properties fo:font-size="10pt" officeooo:paragraph-rsid="003e4658"/>
    </style:style>
    <style:style style:name="P11" style:family="paragraph" style:parent-style-name="Text_20_body">
      <style:paragraph-properties fo:margin-top="0cm" fo:margin-bottom="0cm" loext:contextual-spacing="false" fo:line-height="115%"/>
      <style:text-properties style:font-name="Consolas" fo:font-size="14pt" fo:language="ru" fo:country="RU" fo:font-style="normal" fo:font-weight="bold" officeooo:rsid="007943ad" officeooo:paragraph-rsid="007943a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15%"/>
      <style:text-properties style:font-name="Consolas" fo:font-size="12pt" fo:language="ru" fo:country="RU" fo:font-style="normal" fo:font-weight="normal" officeooo:rsid="0078e8e9" officeooo:paragraph-rsid="0078e8e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3e4658"/>
    </style:style>
    <style:style style:name="P14" style:family="paragraph" style:parent-style-name="Text_20_body">
      <style:paragraph-properties fo:margin-left="0cm" fo:margin-right="0cm" fo:margin-top="0cm" fo:margin-bottom="0.265cm" loext:contextual-spacing="false" style:line-height-at-least="0.556cm" fo:text-indent="0cm" style:auto-text-indent="false"/>
      <style:text-properties fo:color="#000000" fo:font-size="14pt" fo:font-style="normal" officeooo:rsid="0072ee56" officeooo:paragraph-rsid="0072ee56" style:font-style-asian="normal" style:font-style-complex="normal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officeooo:paragraph-rsid="003e4658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3e4658" style:font-size-asian="14pt" style:font-size-complex="14pt"/>
    </style:style>
    <style:style style:name="P18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3e4658" style:font-size-asian="14pt" style:font-size-complex="14pt"/>
    </style:style>
    <style:style style:name="P19" style:family="paragraph" style:parent-style-name="Standard">
      <style:paragraph-properties fo:orphans="0" fo:widows="0" style:text-autospace="none"/>
      <style:text-properties fo:font-size="14pt" officeooo:paragraph-rsid="003e4658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/>
    </style:style>
    <style:style style:name="P21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501cm"/>
        </style:tab-stops>
      </style:paragraph-properties>
      <style:text-properties fo:font-size="14pt" officeooo:rsid="0062220c" officeooo:paragraph-rsid="0062220c" style:font-size-asian="14pt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4737b3" style:font-size-asian="14pt" style:font-weight-asian="bold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3e4658" style:font-size-asian="8pt" style:font-size-complex="8pt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3e4658" style:font-size-asian="16pt" style:font-weight-asian="bold" style:font-size-complex="16pt"/>
    </style:style>
    <style:style style:name="P25" style:family="paragraph" style:parent-style-name="Standard">
      <style:paragraph-properties fo:orphans="0" fo:widows="0" style:text-autospace="none"/>
      <style:text-properties officeooo:paragraph-rsid="003e4658"/>
    </style:style>
    <style:style style:name="P26" style:family="paragraph" style:parent-style-name="Standard">
      <style:paragraph-properties fo:text-align="center" style:justify-single-word="false" fo:orphans="0" fo:widows="0" style:text-autospace="none"/>
      <style:text-properties fo:font-size="15pt" fo:language="en" fo:country="US" fo:font-weight="bold" officeooo:rsid="0044916e" officeooo:paragraph-rsid="0044916e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center" style:justify-single-word="false" fo:orphans="0" fo:widows="0" style:text-autospace="none"/>
      <style:text-properties fo:font-size="18pt" fo:font-weight="bold" officeooo:rsid="007210d4" officeooo:paragraph-rsid="007210d4" style:font-size-asian="18pt" style:font-weight-asian="bold" style:font-size-complex="18pt" style:font-weight-complex="bold"/>
    </style:style>
    <style:style style:name="P28" style:family="paragraph" style:parent-style-name="Standard">
      <style:text-properties fo:color="#000000" style:font-name="Times New Roman1" fo:font-size="13pt" fo:language="en" fo:country="US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3e4658" style:font-size-asian="8pt" style:font-size-complex="8pt"/>
    </style:style>
    <style:style style:name="P30" style:family="paragraph" style:parent-style-name="Standard">
      <style:paragraph-properties fo:margin-left="1.08cm" fo:margin-right="0cm" fo:orphans="0" fo:widows="0" fo:text-indent="0cm" style:auto-text-indent="false" style:text-autospace="none"/>
      <style:text-properties fo:font-size="13pt" officeooo:paragraph-rsid="003e4658" style:font-size-asian="13pt" style:font-size-complex="13pt"/>
    </style:style>
    <style:style style:name="P31" style:family="paragraph" style:parent-style-name="Table_20_Contents">
      <style:text-properties style:font-name="Times New Roman1" fo:font-size="14pt" officeooo:rsid="0074541a" officeooo:paragraph-rsid="0074541a" style:font-size-asian="14pt" style:font-size-complex="14pt"/>
    </style:style>
    <style:style style:name="P32" style:family="paragraph" style:parent-style-name="Table_20_Contents">
      <style:text-properties style:font-name="Times New Roman1" fo:font-size="14pt" fo:language="en" fo:country="US" officeooo:rsid="0074541a" officeooo:paragraph-rsid="0074541a" style:font-size-asian="14pt" style:font-size-complex="14pt"/>
    </style:style>
    <style:style style:name="P33" style:family="paragraph" style:parent-style-name="Table_20_Contents">
      <style:text-properties fo:color="#000000" style:font-name="Times New Roman1" fo:font-size="13pt" fo:language="en" fo:country="US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Times New Roman1" fo:font-size="13pt" fo:language="en" fo:country="US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Table_20_Contents">
      <style:text-properties style:font-name="Consolas" fo:font-size="14pt" officeooo:rsid="007943ad" officeooo:paragraph-rsid="007943ad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4pt" officeooo:rsid="007943ad" officeooo:paragraph-rsid="007943ad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Consolas" fo:font-size="14pt" officeooo:rsid="007943ad" officeooo:paragraph-rsid="007943ad" style:font-size-asian="14pt" style:font-size-complex="14pt"/>
    </style:style>
    <style:style style:name="P38" style:family="paragraph" style:parent-style-name="Table_20_Contents">
      <style:text-properties style:font-name="Consolas" fo:font-size="14pt" fo:language="en" fo:country="US" officeooo:rsid="007943ad" officeooo:paragraph-rsid="007943ad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4pt" fo:language="en" fo:country="US" officeooo:rsid="007943ad" officeooo:paragraph-rsid="007943ad" style:font-size-asian="14pt" style:font-size-complex="14pt"/>
    </style:style>
    <style:style style:name="P40" style:family="paragraph" style:parent-style-name="Table_20_Contents">
      <style:text-properties style:font-name="Consolas" fo:font-size="14pt" fo:font-weight="bold" officeooo:rsid="007c4d35" officeooo:paragraph-rsid="007c4d35" style:font-size-asian="14pt" style:font-weight-asian="bold" style:font-size-complex="14pt" style:font-weight-complex="bold"/>
    </style:style>
    <style:style style:name="P41" style:family="paragraph" style:parent-style-name="Text_20_body" style:master-page-name="Endnote">
      <style:paragraph-properties fo:margin-top="0cm" fo:margin-bottom="0cm" loext:contextual-spacing="false" style:page-number="auto"/>
      <style:text-properties officeooo:paragraph-rsid="003e4658"/>
    </style:style>
    <style:style style:name="P42" style:family="paragraph" style:parent-style-name="Text_20_body">
      <style:paragraph-properties fo:margin-top="0cm" fo:margin-bottom="0cm" loext:contextual-spacing="false" fo:line-height="0.529cm"/>
      <style:text-properties style:font-name="Consolas" fo:font-size="12pt" fo:language="ru" fo:country="RU" fo:font-style="normal" fo:font-weight="normal" officeooo:rsid="008525eb" officeooo:paragraph-rsid="008525e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top="0cm" fo:margin-bottom="0cm" loext:contextual-spacing="false" fo:line-height="0.529cm"/>
      <style:text-properties style:font-name="Consolas" fo:font-size="12pt" fo:language="ru" fo:country="RU" fo:font-style="normal" fo:font-weight="normal" officeooo:rsid="008525eb" officeooo:paragraph-rsid="0086506b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text-properties style:font-name="Times New Roman1" fo:font-size="14pt" fo:language="en" fo:country="US" fo:font-style="italic" fo:font-weight="bold" officeooo:rsid="000b605d" officeooo:paragraph-rsid="000b605d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Text_20_body">
      <style:text-properties style:font-name="Times New Roman1" fo:font-size="14pt" fo:language="en" fo:country="US" fo:font-style="italic" fo:font-weight="bold" officeooo:rsid="00825a6a" officeooo:paragraph-rsid="00825a6a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ext_20_body">
      <style:paragraph-properties fo:text-align="start" style:justify-single-word="false"/>
      <style:text-properties style:font-name="Serif" fo:font-size="14pt" fo:language="ru" fo:country="RU" fo:font-weight="bold" officeooo:rsid="0006d9bd" officeooo:paragraph-rsid="001ea773" style:font-size-asian="14pt" style:font-size-complex="14pt"/>
    </style:style>
    <style:style style:name="T1" style:family="text">
      <style:text-properties style:font-name="Times New Roman" fo:font-size="14pt" officeooo:rsid="0006d9bd" style:font-size-asian="14pt" style:font-size-complex="14pt"/>
    </style:style>
    <style:style style:name="T2" style:family="text">
      <style:text-properties style:font-name="Times New Roman" fo:font-size="14pt" officeooo:rsid="0007406a" style:font-size-asian="14pt" style:font-size-complex="14pt"/>
    </style:style>
    <style:style style:name="T3" style:family="text">
      <style:text-properties style:font-name="Times New Roman" fo:font-size="14pt" officeooo:rsid="00400f05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7210d4"/>
    </style:style>
    <style:style style:name="T6" style:family="text">
      <style:text-properties fo:language="en" fo:country="US" officeooo:rsid="0072ee56"/>
    </style:style>
    <style:style style:name="T7" style:family="text">
      <style:text-properties fo:language="en" fo:country="US" officeooo:rsid="0086506b"/>
    </style:style>
    <style:style style:name="T8" style:family="text">
      <style:text-properties fo:language="ru" fo:country="RU" fo:font-style="normal" style:font-style-asian="normal" style:font-style-complex="normal"/>
    </style:style>
    <style:style style:name="T9" style:family="text">
      <style:text-properties fo:language="ru" fo:country="RU" fo:font-style="normal" officeooo:rsid="0038a3be" style:font-style-asian="normal" style:font-style-complex="normal"/>
    </style:style>
    <style:style style:name="T10" style:family="text">
      <style:text-properties fo:language="ru" fo:country="RU" fo:font-style="normal" officeooo:rsid="0038ebd5" style:font-style-asian="normal" style:font-style-complex="normal"/>
    </style:style>
    <style:style style:name="T11" style:family="text">
      <style:text-properties fo:language="ru" fo:country="RU" fo:font-style="normal" officeooo:rsid="002892df" style:font-style-asian="normal" style:font-style-complex="normal"/>
    </style:style>
    <style:style style:name="T12" style:family="text">
      <style:text-properties fo:language="ru" fo:country="RU" fo:font-style="normal" officeooo:rsid="00640160" style:font-style-asian="normal" style:font-style-complex="normal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3e4658" style:font-size-asian="14pt" style:font-size-complex="14pt"/>
    </style:style>
    <style:style style:name="T16" style:family="text">
      <style:text-properties fo:font-size="14pt" officeooo:rsid="0043ae2e" style:font-size-asian="14pt" style:font-size-complex="14pt"/>
    </style:style>
    <style:style style:name="T17" style:family="text">
      <style:text-properties fo:font-size="14pt" fo:language="en" fo:country="US" officeooo:rsid="007210d4" style:font-size-asian="14pt" style:font-size-complex="14pt"/>
    </style:style>
    <style:style style:name="T18" style:family="text">
      <style:text-properties fo:font-size="14pt" fo:language="en" fo:country="US" officeooo:rsid="0072ee56" style:font-size-asian="14pt" style:font-size-complex="14pt"/>
    </style:style>
    <style:style style:name="T19" style:family="text">
      <style:text-properties fo:font-size="14pt" fo:font-weight="bold" officeooo:rsid="007943a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7d39ed" style:font-size-asian="14pt" style:font-weight-asian="bold" style:font-size-complex="14pt" style:font-weight-complex="bold"/>
    </style:style>
    <style:style style:name="T21" style:family="text">
      <style:text-properties officeooo:rsid="00057296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72ee56" style:font-style-asian="normal" style:font-style-complex="normal"/>
    </style:style>
    <style:style style:name="T25" style:family="text">
      <style:text-properties fo:font-style="normal" officeooo:rsid="0038a3be" style:font-style-asian="normal" style:font-style-complex="normal"/>
    </style:style>
    <style:style style:name="T26" style:family="text">
      <style:text-properties officeooo:rsid="007d39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16">Федеральное государственное автономное</text:p>
      <text:p text:style-name="P16">образовательное учреждение</text:p>
      <text:p text:style-name="P16">высшего профессионального образования</text:p>
      <text:p text:style-name="P16">«СИБИРСКИЙ ФЕДЕРАЛЬНЫЙ УНИВЕРСИТЕТ»</text:p>
      <text:p text:style-name="P29"/>
      <text:p text:style-name="P17">Институт космических и информационных технологий</text:p>
      <text:p text:style-name="P15"/>
      <text:p text:style-name="P17">Кафедра вычислительной техники</text:p>
      <text:p text:style-name="P15"/>
      <text:p text:style-name="P23"/>
      <text:p text:style-name="P16"/>
      <text:p text:style-name="P16"/>
      <text:p text:style-name="P16"/>
      <text:p text:style-name="P16"/>
      <text:p text:style-name="P16"/>
      <text:p text:style-name="P23"/>
      <text:p text:style-name="P22"><text:tab/><text:tab/></text:p>
      <text:p text:style-name="P22"><text:tab/><text:tab/></text:p>
      <text:p text:style-name="P24">ОТЧЕТ ПО ЛАБОРАТОРНОЙ РАБОТЕ <text:span text:style-name="T21">№</text:span><text:span text:style-name="T5">7</text:span></text:p>
      <text:p text:style-name="P24"/>
      <text:p text:style-name="P17">Тема работы</text:p>
      <text:p text:style-name="P17"/>
      <text:p text:style-name="P27">"Обработка односвязных списков"</text:p>
      <text:p text:style-name="P26"/>
      <text:p text:style-name="P21">Вариант <text:span text:style-name="T5">5</text:span></text:p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3"><text:span text:style-name="T13"><text:s text:c="2"/>Преподаватель</text:span><text:span text:style-name="T14"> <text:s text:c="2"/><text:tab/><text:tab/> </text:span><text:span text:style-name="T15">Ушакова М.С.</text:span><text:span text:style-name="T14"> <text:s text:c="12"/><text:tab/><text:tab/><text:tab/> <text:s text:c="8"/></text:span><text:span text:style-name="T18">3</text:span><text:span text:style-name="T17">1</text:span><text:span text:style-name="T16">.05.2016</text:span></text:p>
      <text:p text:style-name="P25"><text:span text:style-name="T14"><text:tab/><text:tab/><text:tab/><text:tab/> <text:s text:c="69"/></text:span>подпись, дата <text:s text:c="15"/></text:p>
      <text:p text:style-name="P25"/>
      <text:p text:style-name="P25"/>
      <text:p text:style-name="P25"/>
      <text:p text:style-name="P25"/>
      <text:p text:style-name="P13"><text:span text:style-name="T14"><text:s text:c="2"/>Студент <text:s text:c="2"/></text:span><text:span text:style-name="T15">КИ15-08Б, </text:span><text:span text:style-name="T18">31</text:span><text:span text:style-name="T15">.05.2016 <text:s/>Войченко В.В.</text:span></text:p>
      <text:p text:style-name="P25"/>
      <text:p text:style-name="P30"/>
      <text:p text:style-name="P25"/>
      <text:p text:style-name="P20"/>
      <text:p text:style-name="P20"/>
      <text:p text:style-name="P10"><text:span text:style-name="T1">Красноярск 20</text:span><text:span text:style-name="T2">1</text:span><text:span text:style-name="T3">6</text:span></text:p>
      <text:p text:style-name="P46"><text:soft-page-break/>Цель работы</text:p>
      <text:p text:style-name="P14">Цель работы: получить практические навыки решения задач с использованием односвязных списков.</text:p>
      <text:p text:style-name="P1"/>
      <text:p text:style-name="P4">Вариант <text:span text:style-name="T6">5</text:span></text:p>
      <text:p text:style-name="P7">С помощью текстового редактора создать файл, в котором содержатся данные, указанные в таблице №1 (в соответствии вариантами). <text:s/>Данные о каждом объекте <text:s/>располагаются в отдельной строке и разделены пробелами.</text:p>
      <text:p text:style-name="P7">Разработать, отладить, продемонстрировать и защитить преподавателю графическую схему алгоритма и программу для решения следующей задачи: прочитать из текстового файла данные в динамический односвязный список, отфильтровать данные в соответствии с указаниями в таблице №1 и сохранить отфильтрованные данные в двоичном файле (имя файла вводится с клавиатуры). Вывести содержимое текстового и двоичного файлов на монитор в виде таблицы.</text:p>
      <text:p text:style-name="P7"/>
      <text:p text:style-name="P8">Таблица №1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8"><text:bookmark text:name="yui_3_17_2_2_1464592580104_162"/><text:bookmark text:name="yui_3_17_2_2_1464592580104_161"/><text:span text:style-name="T22">Вариант</text:span> </text:p>
            <text:p text:style-name="P33"/>
          </table:table-cell>
          <table:table-cell table:style-name="Таблица1.A1" office:value-type="string">
            <text:p text:style-name="P9">Данные</text:p>
            <text:p text:style-name="P9"><text:s/>в текстовом файле</text:p>
            <text:p text:style-name="P34"/>
          </table:table-cell>
          <table:table-cell table:style-name="Таблица1.C1" office:value-type="string">
            <text:p text:style-name="P6">Способ фильтрации</text:p>
            <text:p text:style-name="P6">для записи в двоичный файл</text:p>
          </table:table-cell>
        </table:table-row>
        <table:table-row>
          <table:table-cell table:style-name="Таблица1.A2" office:value-type="string">
            <text:p text:style-name="P32">5</text:p>
          </table:table-cell>
          <table:table-cell table:style-name="Таблица1.A2" office:value-type="string">
            <text:p text:style-name="P31">Журналы: название, стоимость одного экземпляра, количество экземпляров, тематика (детский, научно-популярный, популярный научный)</text:p>
          </table:table-cell>
          <table:table-cell table:style-name="Таблица1.C2" office:value-type="string">
            <text:p text:style-name="P31">Данные о журналах, количество экземпляров которых меньше 1000</text:p>
          </table:table-cell>
        </table:table-row>
      </table:table>
      <text:p text:style-name="P3"/>
      <text:p text:style-name="P2"/>
      <text:p text:style-name="P2"/>
      <text:p text:style-name="P5"><text:soft-page-break/><text:span text:style-name="T9">К</text:span><text:span text:style-name="T10">од п</text:span><text:span text:style-name="T8">рограммы </text:span><text:span text:style-name="T24">7</text:span><text:span text:style-name="T12">.</text:span><text:span text:style-name="T11">1</text:span><text:span text:style-name="T8">:</text:span></text:p>
      <text:p text:style-name="P42">#include &lt;iostream&gt;</text:p>
      <text:p text:style-name="P42">#include &lt;fstream&gt;</text:p>
      <text:p text:style-name="P42">#include &lt;string&gt;</text:p>
      <text:p text:style-name="P42">#include &lt;stdio.h&gt;</text:p>
      <text:p text:style-name="P42">#include &lt;string.h&gt;</text:p>
      <text:p text:style-name="P42">using namespace std;</text:p>
      <text:p text:style-name="P42">struct journal</text:p>
      <text:p text:style-name="P42">{</text:p>
      <text:p text:style-name="P42"><text:s text:c="2"/>string name,</text:p>
      <text:p text:style-name="P42"><text:s text:c="9"/>theme;</text:p>
      <text:p text:style-name="P42"><text:s text:c="2"/>int coast, kol;</text:p>
      <text:p text:style-name="P42"><text:s text:c="4"/>journal *next;</text:p>
      <text:p text:style-name="P42">};</text:p>
      <text:p text:style-name="P42">int main ()</text:p>
      <text:p text:style-name="P42">{</text:p>
      <text:p text:style-name="P42"><text:s text:c="4"/>ifstream ft("input.txt");</text:p>
      <text:p text:style-name="P42"/>
      <text:p text:style-name="P42"><text:s text:c="4"/>journal *top1, *top2, *k1, *k2;</text:p>
      <text:p text:style-name="P42"><text:s text:c="4"/>top1 = NULL;</text:p>
      <text:p text:style-name="P42"><text:s text:c="4"/>top2 = NULL;</text:p>
      <text:p text:style-name="P42"><text:s text:c="4"/>string namen, themen;</text:p>
      <text:p text:style-name="P42"><text:s text:c="4"/>int coastn, koln;</text:p>
      <text:p text:style-name="P42"><text:s text:c="4"/>cout&lt;&lt;"This is in text file:\n";</text:p>
      <text:p text:style-name="P42"><text:s text:c="4"/>if (!ft.is_open()) {cout&lt;&lt;"File was not open!!!"; return 1;}</text:p>
      <text:p text:style-name="P42"><text:s text:c="4"/>cout&lt;&lt;"____________________________________________________________\n";</text:p>
      <text:p text:style-name="P42"><text:s text:c="4"/>while (ft &gt;&gt; namen &gt;&gt; coastn &gt;&gt; koln &gt;&gt; themen)</text:p>
      <text:p text:style-name="P42"><text:s text:c="4"/>{</text:p>
      <text:p text:style-name="P42"><text:s text:c="8"/>cout.setf(ios::left);</text:p>
      <text:p text:style-name="P42"><text:s text:c="8"/>cout.width(15);</text:p>
      <text:p text:style-name="P42"><text:s text:c="8"/>cout &lt;&lt; namen;</text:p>
      <text:p text:style-name="P42"><text:s text:c="8"/>cout.width(5);</text:p>
      <text:p text:style-name="P42"><text:s text:c="8"/>cout &lt;&lt; coastn;</text:p>
      <text:p text:style-name="P42"><text:s text:c="8"/>cout.width(20);</text:p>
      <text:p text:style-name="P42"><text:s text:c="8"/>cout &lt;&lt; koln;</text:p>
      <text:p text:style-name="P42"><text:s text:c="8"/>cout.width(20);</text:p>
      <text:p text:style-name="P42"><text:s text:c="8"/>cout &lt;&lt; themen &lt;&lt; endl;</text:p>
      <text:p text:style-name="P42"><text:s text:c="8"/>if (koln&lt;1000)</text:p>
      <text:p text:style-name="P42"><text:s text:c="8"/>{</text:p>
      <text:p text:style-name="P42"><text:s text:c="13"/>k1 = new journal;</text:p>
      <text:p text:style-name="P42"><text:s text:c="13"/>k1 -&gt; next = top1;</text:p>
      <text:p text:style-name="P42"><text:s text:c="13"/>k1 -&gt; name = namen;</text:p>
      <text:p text:style-name="P42"><text:s text:c="13"/>k1 -&gt; coast = coastn;</text:p>
      <text:p text:style-name="P42"><text:s text:c="13"/>k1 -&gt; kol = koln;</text:p>
      <text:p text:style-name="P42"><text:s text:c="13"/>k1 -&gt; theme = themen;</text:p>
      <text:p text:style-name="P42"><text:s text:c="13"/>top1 = k1;</text:p>
      <text:p text:style-name="P42"><text:soft-page-break/><text:s text:c="8"/>}</text:p>
      <text:p text:style-name="P42"><text:s text:c="8"/>else</text:p>
      <text:p text:style-name="P42"><text:s text:c="8"/>{</text:p>
      <text:p text:style-name="P42"><text:s text:c="13"/>k2 = new journal;</text:p>
      <text:p text:style-name="P42"><text:s text:c="13"/>k2 -&gt; next = top2;</text:p>
      <text:p text:style-name="P42"><text:s text:c="13"/>k2 -&gt; name = namen;</text:p>
      <text:p text:style-name="P42"><text:s text:c="13"/>k2 -&gt; coast = coastn;</text:p>
      <text:p text:style-name="P42"><text:s text:c="13"/>k2 -&gt; kol = koln;</text:p>
      <text:p text:style-name="P42"><text:s text:c="13"/>k2 -&gt; theme = themen;</text:p>
      <text:p text:style-name="P42"><text:s text:c="13"/>top2 = k2;</text:p>
      <text:p text:style-name="P42"><text:s text:c="8"/>}</text:p>
      <text:p text:style-name="P42"><text:s text:c="4"/>}</text:p>
      <text:p text:style-name="P42">char namef1[11], namef2[11];</text:p>
      <text:p text:style-name="P42">cout&lt;&lt;"____________________________________________________________\n";</text:p>
      <text:p text:style-name="P42">cout &lt;&lt; "Enter the filename to save journals with circulation less than 1000 exemplars:" &lt;&lt; endl;</text:p>
      <text:p text:style-name="P42"><text:span text:style-name="T7">c</text:span>in &gt;&gt; namef1;</text:p>
      <text:p text:style-name="P42">cout &lt;&lt; "Enter the filename to save others journals:" &lt;&lt; endl;</text:p>
      <text:p text:style-name="P42">cin &gt;&gt; namef2;</text:p>
      <text:p text:style-name="P42">ofstream fbw1 (strcat (namef1, ".bin"), ios::binary);</text:p>
      <text:p text:style-name="P42">ofstream fbw2 (strcat (namef2, ".bin"), ios::binary);</text:p>
      <text:p text:style-name="P42">k1 = top1;</text:p>
      <text:p text:style-name="P42">while (k1 != NULL)</text:p>
      <text:p text:style-name="P42">{</text:p>
      <text:p text:style-name="P42"><text:s text:c="4"/>fbw1.write((char*)k1,sizeof (journal));</text:p>
      <text:p text:style-name="P42"><text:s text:c="4"/>k1=k1-&gt;next;</text:p>
      <text:p text:style-name="P42">}</text:p>
      <text:p text:style-name="P42">k2 = top2;</text:p>
      <text:p text:style-name="P42">while (k2 != NULL)</text:p>
      <text:p text:style-name="P42">{</text:p>
      <text:p text:style-name="P42"><text:s text:c="4"/>fbw2.write((char*)k2,sizeof (journal));</text:p>
      <text:p text:style-name="P42"><text:s text:c="4"/>k2=k2-&gt;next;</text:p>
      <text:p text:style-name="P42">}</text:p>
      <text:p text:style-name="P42">fbw1.close();</text:p>
      <text:p text:style-name="P42">fbw2.close();</text:p>
      <text:p text:style-name="P42"/>
      <text:p text:style-name="P42">ifstream fbr1 (namef1, ios::binary);</text:p>
      <text:p text:style-name="P42">ifstream fbr2 (namef2, ios::binary);</text:p>
      <text:p text:style-name="P42">cout &lt;&lt;endl &lt;&lt; "Journals with circulation less than 1000 exemplars:" &lt;&lt; endl;</text:p>
      <text:p text:style-name="P42">k1 = new journal;</text:p>
      <text:p text:style-name="P42">cout&lt;&lt;"____________________________________________________________\n";</text:p>
      <text:p text:style-name="P42">while (fbr1.peek()!=EOF)</text:p>
      <text:p text:style-name="P42">{</text:p>
      <text:p text:style-name="P42"><text:s text:c="8"/>fbr1.read((char*)k1,sizeof (journal));</text:p>
      <text:p text:style-name="P42"><text:s text:c="8"/>cout.setf(ios::left);</text:p>
      <text:p text:style-name="P42"><text:s text:c="8"/>cout.width(15);</text:p>
      <text:p text:style-name="P42"><text:s text:c="8"/>cout&lt;&lt;k1-&gt;name&lt;&lt;" ";</text:p>
      <text:p text:style-name="P42"><text:soft-page-break/><text:s text:c="8"/>cout.width(5);</text:p>
      <text:p text:style-name="P42"><text:s text:c="8"/>cout&lt;&lt;k1-&gt;coast&lt;&lt;" ";</text:p>
      <text:p text:style-name="P42"><text:s text:c="8"/>cout.width(20);</text:p>
      <text:p text:style-name="P42"><text:s text:c="8"/>cout&lt;&lt;k1-&gt;kol&lt;&lt;" ";</text:p>
      <text:p text:style-name="P42"><text:s text:c="8"/>cout.width(20);</text:p>
      <text:p text:style-name="P42"><text:s text:c="8"/>cout&lt;&lt;k1-&gt;theme&lt;&lt;" \n";</text:p>
      <text:p text:style-name="P42">}</text:p>
      <text:p text:style-name="P42">cout&lt;&lt;"____________________________________________________________\n";</text:p>
      <text:p text:style-name="P42">cout &lt;&lt; endl &lt;&lt; "Other journals:" &lt;&lt; endl;</text:p>
      <text:p text:style-name="P42">cout&lt;&lt;"____________________________________________________________\n";</text:p>
      <text:p text:style-name="P42">k2 = new journal;</text:p>
      <text:p text:style-name="P42">while (fbr2.peek()!=EOF)</text:p>
      <text:p text:style-name="P42">{</text:p>
      <text:p text:style-name="P42"><text:s text:c="4"/>fbr2.read((char*)k2,sizeof (journal));</text:p>
      <text:p text:style-name="P42"><text:s text:c="4"/>cout.setf(ios::left);</text:p>
      <text:p text:style-name="P42"><text:s text:c="4"/>cout.width(15);</text:p>
      <text:p text:style-name="P42"><text:s text:c="4"/>cout&lt;&lt;k2-&gt;name&lt;&lt;" ";</text:p>
      <text:p text:style-name="P42"><text:s text:c="4"/>cout.width(5);</text:p>
      <text:p text:style-name="P42"><text:s text:c="4"/>cout&lt;&lt;k2-&gt;coast&lt;&lt;" ";</text:p>
      <text:p text:style-name="P42"><text:s text:c="4"/>cout.width(20);</text:p>
      <text:p text:style-name="P42"><text:s text:c="4"/>cout&lt;&lt;k2-&gt;kol&lt;&lt;" ";</text:p>
      <text:p text:style-name="P42"><text:s text:c="4"/>cout.width(20);</text:p>
      <text:p text:style-name="P42"><text:s text:c="4"/>cout&lt;&lt;k2-&gt;theme&lt;&lt;" \n";</text:p>
      <text:p text:style-name="P42">}</text:p>
      <text:p text:style-name="P42">cout&lt;&lt;"____________________________________________________________\n";</text:p>
      <text:p text:style-name="P42">fbr1.close();</text:p>
      <text:p text:style-name="P42">fbr2.close();</text:p>
      <text:p text:style-name="P42">remove(namef1);</text:p>
      <text:p text:style-name="P42">remove(namef2);</text:p>
      <text:p text:style-name="P42">k1=top1;</text:p>
      <text:p text:style-name="P42">while (k1-&gt;next!=NULL)</text:p>
      <text:p text:style-name="P42"><text:s text:c="2"/>{ <text:s text:c="4"/></text:p>
      <text:p text:style-name="P42"><text:s text:c="8"/>journal *tmp;</text:p>
      <text:p text:style-name="P42"><text:s text:c="8"/>tmp=k1;</text:p>
      <text:p text:style-name="P42"><text:s text:c="8"/>k1=k1-&gt;next;</text:p>
      <text:p text:style-name="P42"><text:s text:c="8"/>delete[] tmp;</text:p>
      <text:p text:style-name="P42"><text:s text:c="2"/>}</text:p>
      <text:p text:style-name="P42"/>
      <text:p text:style-name="P42">k2=top2;</text:p>
      <text:p text:style-name="P42"/>
      <text:p text:style-name="P42">while (k2-&gt;next!=NULL)</text:p>
      <text:p text:style-name="P42"><text:s text:c="2"/>{</text:p>
      <text:p text:style-name="P42"><text:s text:c="8"/>journal *tmp;</text:p>
      <text:p text:style-name="P42"><text:s text:c="8"/>tmp=k2;</text:p>
      <text:p text:style-name="P42"><text:s text:c="8"/>k2=k2-&gt;next;</text:p>
      <text:p text:style-name="P42"><text:s text:c="8"/>delete[] tmp;</text:p>
      <text:p text:style-name="P42"><text:s text:c="2"/>}</text:p>
      <text:p text:style-name="P43">}</text:p>
      <text:p text:style-name="P43"><text:soft-page-break/><text:span text:style-name="T19">Результат работы программы </text:span><text:span text:style-name="T20">7.1</text:span><text:span text:style-name="T19">:</text:span>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0">Текст во входном файле:</text:p>
          </table:table-cell>
          <table:table-cell table:style-name="Таблица2.B1" office:value-type="string">
            <text:p text:style-name="P40">Вывод текста на консоли</text:p>
          </table:table-cell>
        </table:table-row>
        <table:table-row>
          <table:table-cell table:style-name="Таблица2.A2" office:value-type="string">
            <text:p text:style-name="P35">ZOJ 150 50 Naupop</text:p>
            <text:p text:style-name="P35">IntFacti 50 1000 Nauka</text:p>
            <text:p text:style-name="P35">Smeshariki 44 1001 Detskiy</text:p>
          </table:table-cell>
          <table:table-cell table:style-name="Таблица2.B2" office:value-type="string">
            <text:p text:style-name="P35">Enter the filename to save journals with circulation less than 1000 exemplars:</text:p>
            <text:p text:style-name="P38">FileWithout1000</text:p>
            <text:p text:style-name="P38"/>
            <text:p text:style-name="P35">Enter the filename to save others journals:</text:p>
            <text:p text:style-name="P38">OtherFiles</text:p>
            <text:p text:style-name="P35"/>
            <text:p text:style-name="P36">-------------------------</text:p>
            <text:p text:style-name="P35"/>
            <text:p text:style-name="P35">Journals with circulation less than 1000 exemplars:</text:p>
            <text:p text:style-name="P39">-------------------------</text:p>
            <text:p text:style-name="P37">ZOJ <text:s text:c="7"/>150 <text:s text:c="2"/>50 <text:s/>Naupop</text:p>
            <text:p text:style-name="P35"/>
            <text:p text:style-name="P36">-------------------------</text:p>
            <text:p text:style-name="P35"/>
            <text:p text:style-name="P35">Other journals:</text:p>
            <text:p text:style-name="P36">-------------------------</text:p>
            <text:p text:style-name="P35">Smeshariki 44 <text:s text:c="2"/><text:span text:style-name="T4">1001 Detskiy</text:span></text:p>
            <text:p text:style-name="P35">IntFacti <text:s text:c="2"/>50 <text:s text:c="2"/>1000 Nauka</text:p>
            <text:p text:style-name="P35"/>
            <text:p text:style-name="P3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, serif"/>
    <style:font-face style:name="Serif" svg:font-family="Serif" style:font-family-generic="roma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Index" style:page-layout-name="Mpm4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57:33.470000000</meta:creation-date>
    <dc:date>2016-06-03T00:08:08.209000000</dc:date>
    <meta:editing-duration>PT8H35M19S</meta:editing-duration>
    <meta:editing-cycles>133</meta:editing-cycles>
    <meta:generator>LibreOffice/5.0.4.2$Windows_X86_64 LibreOffice_project/2b9802c1994aa0b7dc6079e128979269cf95bc78</meta:generator>
    <meta:document-statistic meta:table-count="2" meta:image-count="0" meta:object-count="0" meta:page-count="6" meta:paragraph-count="185" meta:word-count="595" meta:character-count="5379" meta:non-whitespace-character-count="4237"/>
  </office:meta>
</office:document-meta>
</file>